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teralUDPService.removeAll( String cacheName , long request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teralUDPService.main( String args [ ]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LateralUDPService.get( String cache , Serializable at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UDPService.get( String 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UDPService.addCacheListener( ICacheListener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ateralUDPService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ateralUDPService.getGroupKeys( String cacheName , String grou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teralUDPService.removeAll( String cac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UDPService.remove( String cacheName , Serializable key , long request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teralUDPService.remove( String cacheName , Serializable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UDPService.LateralUDPService( ILateralCacheAttributes lc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ateralUDPService.update( ICacheElement item , long request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ateralUDPService.get( String cache , Serializable att , boolean contai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UDPService.update( ICacheElement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UDPService.dispose( String 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ateralUDPService.addCacheListener( String cacheName , ICacheListener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ateralUDPService.removeCacheListener( String cacheName , ICacheListener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ateralUDPService.removeCacheListener( ICacheListener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